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 style:list-style-name="L5">
      <style:paragraph-properties fo:line-height="150%"/>
    </style:style>
    <style:style style:name="P8" style:family="paragraph" style:parent-style-name="Standard" style:list-style-name="L6">
      <style:paragraph-properties fo:line-height="150%"/>
    </style:style>
    <style:style style:name="P9" style:family="paragraph" style:parent-style-name="Standard" style:list-style-name="L7">
      <style:paragraph-properties fo:line-height="150%"/>
    </style:style>
    <style:style style:name="P10" style:family="paragraph" style:parent-style-name="Standard" style:list-style-name="L9">
      <style:paragraph-properties fo:line-height="150%"/>
    </style:style>
    <style:style style:name="P11" style:family="paragraph" style:parent-style-name="Standard" style:list-style-name="L3">
      <style:paragraph-properties fo:line-height="150%"/>
    </style:style>
    <style:style style:name="P12" style:family="paragraph" style:parent-style-name="Standard" style:list-style-name="L10">
      <style:paragraph-properties fo:line-height="150%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-rendu : Réunion du 23/09/2012</text:p>
      <text:p text:style-name="P4"/>
      <text:p text:style-name="P13">Participants : Lucas, Gaëtan, Nicolas, Kévin</text:p>
      <text:p text:style-name="P1"/>
      <text:p text:style-name="P1">Points abordés :</text:p>
      <text:p text:style-name="P1"/>
      <text:p text:style-name="P2">Prototypes d'essai</text:p>
      <text:p text:style-name="P2">Licence</text:p>
      <text:p text:style-name="P2">Gamedoc</text:p>
      <text:p text:style-name="P2">Comparaison de performance</text:p>
      <text:p text:style-name="P2">Ambiance</text:p>
      <text:p text:style-name="P2">Autres</text:p>
      <text:p text:style-name="Standard"/>
      <text:p text:style-name="Standard"/>
      <text:p text:style-name="P5">Prototypes d'essai : </text:p>
      <text:list xml:id="list20173483" text:style-name="L5">
        <text:list-item>
          <text:p text:style-name="P7">Tous les prototypes n'étant pas finis, le choix de la librairie reste à déterminer</text:p>
        </text:list-item>
        <text:list-item>
          <text:p text:style-name="P7">Discussion à propos des fonctionnalités à intégrer (gestion de la physique ou sauts plus simples ?)</text:p>
        </text:list-item>
        <text:list-item>
          <text:p text:style-name="P7">Scrolling possible sous SFML</text:p>
        </text:list-item>
        <text:list-item>
          <text:p text:style-name="P7">Allons-nous utiliser un éditeur de map « indépendant » du moteur de jeu ? A priori oui (exemple : Tile Map Editor - <text:a xlink:type="simple" xlink:href="http://www.mapeditor.org/">http://www.mapeditor.org/</text:a> )</text:p>
        </text:list-item>
        <text:list-item>
          <text:p text:style-name="P7">Dans ce cas : taille de la grille ? (résolution VS taille du fichier)</text:p>
        </text:list-item>
      </text:list>
      <text:p text:style-name="P6"/>
      <text:p text:style-name="P5">Licence : </text:p>
      <text:list xml:id="list20205346" text:style-name="L6">
        <text:list-item>
          <text:p text:style-name="P8">Nous avons choisis une licence : tout le monde donnera son avis sur ce choix (Pour ? Contre ? Et pourquoi?)</text:p>
        </text:list-item>
        <text:list-item>
          <text:p text:style-name="P8">Choix : Creative Common BY-NC-SA (car plus claire que les autres)</text:p>
        </text:list-item>
        <text:list-item>
          <text:p text:style-name="P8">On n'exclut pas d'intégrer une mention style Beerware</text:p>
        </text:list-item>
        <text:list-item>
          <text:p text:style-name="P8">Article sur la mise en place d'une licence GNU : <text:a xlink:type="simple" xlink:href="http://www.gnu.org/licenses/gpl-howto.html">http://www.gnu.org/licenses/gpl-howto.html</text:a></text:p>
        </text:list-item>
      </text:list>
      <text:p text:style-name="P6"/>
      <text:p text:style-name="P5">GameDoc : </text:p>
      <text:list xml:id="list20247242" text:style-name="L7">
        <text:list-item>
          <text:list>
            <text:list-item>
              <text:p text:style-name="P9">Mettre en place un GameDoc pendant l'avancement du projet (format à définir : page Wiki?)</text:p>
            </text:list-item>
            <text:list-item>
              <text:p text:style-name="P9">Sert à organiser le jeu sous plusieurs aspects : gameplay, graphismes... « Mettre au propre » et structurer les idées afin de donner aux designers et aux devs tous les outils nécessaires à la création du jeu</text:p>
            </text:list-item>
            <text:list-item>
              <text:p text:style-name="P9">Présentation sous forme d'organigrammes ?</text:p>
            </text:list-item>
          </text:list>
        </text:list-item>
      </text:list>
      <text:p text:style-name="P6"/>
      <text:p text:style-name="P5"><text:soft-page-break/>Comparaison de performance : </text:p>
      <text:list xml:id="list20392534" text:style-name="L9">
        <text:list-item>
          <text:list>
            <text:list-item>
              <text:p text:style-name="P10">Projet de mettre au point un test commun afin de comparer les performance entre les différentes librairies utilisées pour les prototypes (Slick, SFML, …) =&gt; Lucas</text:p>
            </text:list-item>
          </text:list>
        </text:list-item>
      </text:list>
      <text:p text:style-name="P6"/>
      <text:p text:style-name="P5">Ambiance : </text:p>
      <text:list xml:id="list42493260" text:style-name="L3">
        <text:list-item>
          <text:list>
            <text:list-item>
              <text:p text:style-name="P11">Il nous faut un point de départ pour avancer dans le projet, et on a besoin d'en parler tous ensemble</text:p>
            </text:list-item>
            <text:list-item>
              <text:p text:style-name="P11">Organisation d'une réunion dédiée uniquement au scénario, à l'ambiance du jeu</text:p>
            </text:list-item>
          </text:list>
        </text:list-item>
      </text:list>
      <text:p text:style-name="P6"/>
      <text:p text:style-name="P5">Autres : </text:p>
      <text:list xml:id="list20455477" text:style-name="L10">
        <text:list-item>
          <text:list>
            <text:list-item>
              <text:p text:style-name="P12">On reste sur un jeu solo ou on se lance dans un jeu multi ?</text:p>
            </text:list-item>
            <text:list-item>
              <text:p text:style-name="P12">Jeux mentionnés pour inspiration : </text:p>
              <text:list>
                <text:list-item>
                  <text:list>
                    <text:list-item>
                      <text:p text:style-name="P12">They Bleed Pixels : <text:a xlink:type="simple" xlink:href="http://www.youtube.com/watch?v=kx7f4wL8cKA">http://www.youtube.com/watch?v=kx7f4wL8cKA</text:a> </text:p>
                    </text:list-item>
                    <text:list-item>
                      <text:p text:style-name="P12">Knytt Story : <text:a xlink:type="simple" xlink:href="http://www.youtube.com/watch?v=LrXTtd9xF0A">http://www.youtube.com/watch?v=LrXTtd9xF0A</text:a></text:p>
                    </text:list-item>
                    <text:list-item>
                      <text:p text:style-name="P12">Runman : <text:a xlink:type="simple" xlink:href="http://www.youtube.com/watch?v=toEXwYvGGq8">http://www.youtube.com/watch?v=toEXwYvGGq8</text:a> </text:p>
                    </text:list-item>
                    <text:list-item>
                      <text:p text:style-name="P12">Canabalt : <text:a xlink:type="simple" xlink:href="http://www.youtube.com/watch?v=PPL07g9gMtI">http://www.youtube.com/watch?v=PPL07g9gMtI</text:a>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évin Brémond</meta:initial-creator>
    <meta:creation-date>2012-09-23T21:25:24.49</meta:creation-date>
    <dc:date>2012-09-24T00:58:51.71</dc:date>
    <dc:creator>Kévin Brémond</dc:creator>
    <meta:editing-duration>PT3H33M12S</meta:editing-duration>
    <meta:editing-cycles>15</meta:editing-cycles>
    <meta:generator>LibreOffice/3.4$Win32 LibreOffice_project/340m1$Build-502</meta:generator>
    <meta:document-statistic meta:table-count="0" meta:image-count="0" meta:object-count="0" meta:page-count="2" meta:paragraph-count="36" meta:word-count="332" meta:character-count="2012" meta:non-whitespace-character-count="1727"/>
  </office:meta>
</office:document-meta>
</file>